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PluginsWizard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yPluginsWizard.ModifyPluginsWizard( String n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PluginsWizard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PluginsWizard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